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20pt" fo:font-weight="bold" officeooo:rsid="000fa050" officeooo:paragraph-rsid="000fa05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fa050" officeooo:paragraph-rsid="000fa05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fe11b" officeooo:paragraph-rsid="000fe11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normal" officeooo:rsid="000fa050" officeooo:paragraph-rsid="000fa05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normal" officeooo:rsid="000fe11b" officeooo:paragraph-rsid="000fe11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1271e3" officeooo:paragraph-rsid="001271e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13baa7" officeooo:paragraph-rsid="0013baa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161472" officeooo:paragraph-rsid="0016147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normal" officeooo:rsid="0017c5f9" officeooo:paragraph-rsid="0016147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normal" officeooo:rsid="00267d9d" officeooo:paragraph-rsid="00267d9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fe11b" officeooo:paragraph-rsid="000fe11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61472" officeooo:paragraph-rsid="0016147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61472" officeooo:paragraph-rsid="00267d9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3d195" officeooo:paragraph-rsid="0023d19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ee740" officeooo:paragraph-rsid="003ee74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429c7c" officeooo:paragraph-rsid="00429c7c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13baa7" officeooo:paragraph-rsid="0013baa7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1b7922" officeooo:paragraph-rsid="001b7922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1ed9e5" officeooo:paragraph-rsid="001ed9e5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77cea" officeooo:paragraph-rsid="00177cea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217730" officeooo:paragraph-rsid="00217730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23a2e8" officeooo:paragraph-rsid="0023a2e8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23d195" officeooo:paragraph-rsid="0023d195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2f13b7" officeooo:paragraph-rsid="002f13b7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33bc64" officeooo:paragraph-rsid="0033bc64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39b9e1" officeooo:paragraph-rsid="0039b9e1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3ac7ce" officeooo:paragraph-rsid="003ac7ce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2a0b3b" officeooo:paragraph-rsid="002a0b3b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2c5d76" officeooo:paragraph-rsid="002c5d76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3ee740" officeooo:paragraph-rsid="003ee740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44160b" officeooo:paragraph-rsid="0044160b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461ae4" officeooo:paragraph-rsid="00461ae4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13dd"/>
    </style:style>
    <style:style style:name="T3" style:family="text">
      <style:text-properties officeooo:rsid="0013baa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6c0c8" style:font-weight-asian="bold" style:font-weight-complex="bold"/>
    </style:style>
    <style:style style:name="T6" style:family="text">
      <style:text-properties fo:font-weight="bold" officeooo:rsid="00471d8c" style:font-weight-asian="bold" style:font-weight-complex="bold"/>
    </style:style>
    <style:style style:name="T7" style:family="text">
      <style:text-properties fo:font-weight="bold" officeooo:rsid="0051d1d2" style:font-weight-asian="bold" style:font-weight-complex="bold"/>
    </style:style>
    <style:style style:name="T8" style:family="text">
      <style:text-properties officeooo:rsid="0017c5f9"/>
    </style:style>
    <style:style style:name="T9" style:family="text">
      <style:text-properties fo:color="#0c00ff" loext:opacity="100%"/>
    </style:style>
    <style:style style:name="T10" style:family="text">
      <style:text-properties fo:color="#0c00ff" loext:opacity="100%" fo:font-weight="bold" style:font-weight-asian="bold" style:font-weight-complex="bold"/>
    </style:style>
    <style:style style:name="T11" style:family="text">
      <style:text-properties fo:color="#0c00ff" loext:opacity="100%" fo:font-weight="bold" officeooo:rsid="0021210a" style:font-weight-asian="bold" style:font-weight-complex="bold"/>
    </style:style>
    <style:style style:name="T12" style:family="text">
      <style:text-properties fo:color="#0c00ff" loext:opacity="100%" fo:font-weight="bold" officeooo:rsid="00237b0c" style:font-weight-asian="bold" style:font-weight-complex="bold"/>
    </style:style>
    <style:style style:name="T13" style:family="text">
      <style:text-properties officeooo:rsid="00237b0c"/>
    </style:style>
    <style:style style:name="T14" style:family="text">
      <style:text-properties officeooo:rsid="0023d195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loext:opacity="100%" fo:font-style="italic" fo:font-weight="bold" officeooo:rsid="00237b0c" style:font-style-asian="italic" style:font-weight-asian="bold" style:font-style-complex="italic" style:font-weight-complex="bold"/>
    </style:style>
    <style:style style:name="T18" style:family="text">
      <style:text-properties officeooo:rsid="0025b291"/>
    </style:style>
    <style:style style:name="T19" style:family="text">
      <style:text-properties officeooo:rsid="0025d1d2"/>
    </style:style>
    <style:style style:name="T20" style:family="text">
      <style:text-properties officeooo:rsid="00267d9d"/>
    </style:style>
    <style:style style:name="T21" style:family="text">
      <style:text-properties officeooo:rsid="0027ee5e"/>
    </style:style>
    <style:style style:name="T22" style:family="text">
      <style:text-properties officeooo:rsid="002eb9a0"/>
    </style:style>
    <style:style style:name="T23" style:family="text">
      <style:text-properties officeooo:rsid="0030e1b8"/>
    </style:style>
    <style:style style:name="T24" style:family="text">
      <style:text-properties officeooo:rsid="0032bf9a"/>
    </style:style>
    <style:style style:name="T25" style:family="text">
      <style:text-properties officeooo:rsid="0034a4be"/>
    </style:style>
    <style:style style:name="T26" style:family="text">
      <style:text-properties officeooo:rsid="0038cdd2"/>
    </style:style>
    <style:style style:name="T27" style:family="text">
      <style:text-properties officeooo:rsid="003ac7ce"/>
    </style:style>
    <style:style style:name="T28" style:family="text">
      <style:text-properties officeooo:rsid="003dc274"/>
    </style:style>
    <style:style style:name="T29" style:family="text">
      <style:text-properties officeooo:rsid="003f7aa4"/>
    </style:style>
    <style:style style:name="T30" style:family="text">
      <style:text-properties officeooo:rsid="00417653"/>
    </style:style>
    <style:style style:name="T31" style:family="text">
      <style:text-properties officeooo:rsid="00450452"/>
    </style:style>
    <style:style style:name="T32" style:family="text">
      <style:text-properties officeooo:rsid="004a306a"/>
    </style:style>
    <style:style style:name="T33" style:family="text">
      <style:text-properties officeooo:rsid="004d250f"/>
    </style:style>
    <style:style style:name="T34" style:family="text">
      <style:text-properties officeooo:rsid="00505cde"/>
    </style:style>
    <style:style style:name="T35" style:family="text">
      <style:text-properties officeooo:rsid="0050d595"/>
    </style:style>
    <style:style style:name="T36" style:family="text">
      <style:text-properties officeooo:rsid="005586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e de développement - Projet Météo</text:p>
      <text:p text:style-name="P2"/>
      <text:p text:style-name="P4"/>
      <text:p text:style-name="P11">Description</text:p>
      <text:p text:style-name="P3"/>
      <text:p text:style-name="P5">Ce document décrit la norme de développement sur le projet de <text:span text:style-name="T1">Data Science</text:span> <text:span text:style-name="T2">qui sera réalisé avec le langage Python.</text:span></text:p>
      <text:p text:style-name="P6">À ce titre, il se compose d’une <text:span text:style-name="T3">première </text:span>partie <text:span text:style-name="T3">d’ordre syntaxique et d’une seconde partie d’ordre plus générale concernant certaines bonnes pratiques.</text:span></text:p>
      <text:p text:style-name="P6"/>
      <text:p text:style-name="P7">Ces règles ont pour objectifs :</text:p>
      <text:p text:style-name="P7"/>
      <text:list text:style-name="L1">
        <text:list-item>
          <text:p text:style-name="P17">Harmoniser le code écrit par les membres de l’équipe. Cela facilitera la relecture du code de chacun et chaque partie de l’application finale sera écrite suivant la même norme.</text:p>
        </text:list-item>
        <text:list-item>
          <text:p text:style-name="P18">Se concentrer sur la partie <text:span text:style-name="T1">Data Science</text:span> en évitant de perdre un temps précieux sur des problèmes liés à l’aspect purement<text:span text:style-name="T21"> </text:span>programmatique.</text:p>
        </text:list-item>
        <text:list-item>
          <text:p text:style-name="P19">Définir un cadre de développement commun en prenant en compte le fait que tous les membres de l’équipe ne viennent pas forcément du monde de la programmation.</text:p>
        </text:list-item>
      </text:list>
      <text:p text:style-name="P9"/>
      <text:p text:style-name="P10">Ce document est volontairement restreint pour prendre en compte l’expérience de chacun et être le moins contraignant possible. <text:span text:style-name="T24">Ces règles ne sont évidemment pas exhaustives. </text:span><text:span text:style-name="T26">Le document peut être amené à évoluer.</text:span></text:p>
      <text:p text:style-name="P8"/>
      <text:p text:style-name="P12">1. Partie syntaxique</text:p>
      <text:p text:style-name="P12"/>
      <text:list text:style-name="L2">
        <text:list-item>
          <text:p text:style-name="P20"><text:span text:style-name="T10">Chaque variable doit être écrit</text:span><text:span text:style-name="T11">e</text:span><text:span text:style-name="T10"> en anglais</text:span><text:span text:style-name="T9">.</text:span> En effet, on ne mélange pas les langues lorsque l’on développe un programme et cela permet à chacun, q<text:span text:style-name="T8">uelque soit sa nationalité de lire plus facilement le code, l’anglais étant à la base la langue du monde du développement.</text:span></text:p>
        </text:list-item>
        <text:list-item>
          <text:p text:style-name="P21"><text:span text:style-name="T10">On utilisera le style snake_case </text:span><text:span text:style-name="T12">pour le nom des variables et des fonctions</text:span><text:span text:style-name="T10">.</text:span> <text:span text:style-name="T13">O</text:span>n séparera donc les mots définissant les variables par un underscore, <text:span text:style-name="T13">exemple : </text:span><text:span text:style-name="T17">my_variable</text:span><text:span text:style-name="T13">. On évitera autant que possible les noms trop long comportant plus de 2 underscores.</text:span></text:p>
        </text:list-item>
        <text:list-item>
          <text:p text:style-name="P22"><text:span text:style-name="T10">Dans l’idéal, une fonction ne contiendra pas plus d’une seule instruction </text:span><text:span text:style-name="T16">return</text:span>. <text:span text:style-name="T14">De nombreux débats sans fin sur ce sujet…</text:span></text:p>
        </text:list-item>
        <text:list-item>
          <text:p text:style-name="P23"><text:span text:style-name="T10">Le code des fonctions doit être entièrement lisible sur votre écran</text:span>. Autrement dit, si le code de votre fonction est trop long pour être vu sans devoir scroller, réécrivez la ou re<text:span text:style-name="T32">f</text:span>actorise<text:span text:style-name="T18">z</text:span> le code. Combien de lignes aux maximum pour une fonction ? <text:span text:style-name="T19">Voir phrase précédente.</text:span></text:p>
        </text:list-item>
        <text:list-item>
          <text:p text:style-name="P24"><text:span text:style-name="T10">Séparez bien la déclaration de vos variables des instructions.</text:span> Par exemple, vous ajoutez une ligne vide entre une déclaration de variable<text:span text:style-name="T33">(s)</text:span> <text:span text:style-name="T23">et une instruction de type conditionnelle ou boucle.</text:span></text:p>
        </text:list-item>
        <text:list-item>
          <text:p text:style-name="P25"><text:span text:style-name="T10">Utilisez une ternaire pour une instruction conditionnelle très simple.</text:span> <text:span text:style-name="T25">Cela réduit le nombre de lignes.</text:span></text:p>
        </text:list-item>
        <text:list-item>
          <text:p text:style-name="P26"><text:span text:style-name="T10">Pour une plus grande lisibilité, alignez les signes d’affectations (</text:span><text:span text:style-name="T15">=</text:span><text:span text:style-name="T10">) lorsque vous déclarez et initialisez vos variables</text:span>. <text:span text:style-name="T27">Exemple :</text:span></text:p>
          <text:p text:style-name="P27">my_data <text:span text:style-name="T4">=</text:span> get_data()</text:p>
          <text:p text:style-name="P27">col <text:s text:c="9"/><text:span text:style-name="T4">=</text:span> my_data[s]</text:p>
        </text:list-item>
      </text:list>
      <text:p text:style-name="P14"/>
      <text:p text:style-name="P14"/>
      <text:p text:style-name="P14"/>
      <text:p text:style-name="P14"/>
      <text:p text:style-name="P14"/>
      <text:p text:style-name="P13"><text:soft-page-break/><text:span text:style-name="T20">2</text:span>. <text:span text:style-name="T20">Bonnes pratiques</text:span></text:p>
      <text:p text:style-name="P13"/>
      <text:list text:style-name="L3">
        <text:list-item>
          <text:p text:style-name="P28"><text:span text:style-name="T10">Chaque fois que vous écrivez une nouvelle fonctionnalité, testez la immédiatement.</text:span> N’attendez pas d’écrire plusieurs fonctions pour tester votre code, cela compliquera énormément la tâche pour trouver un éventuel problème. <text:span text:style-name="T28">Dans l’idéal on devrait faire les tests unitaires...</text:span></text:p>
        </text:list-item>
        <text:list-item>
          <text:p text:style-name="P29"><text:span text:style-name="T10">Ne cherchez pas à optimiser votre code dès le début, la priorité doit être l’aspect fonctionnel.</text:span> En effet, il ne sert à rien d’avoir une fonction hyper optimisée si elle ne répond pas à la problématique de base. Le domaine de l’optimisation vient plus tard et ne dépend pas uniquement du langage mais <text:span text:style-name="T22">en grande partie </text:span><text:span text:style-name="T34">et surtout</text:span> de l’algorithme qui est derrière.</text:p>
        </text:list-item>
        <text:list-item>
          <text:p text:style-name="P30"><text:span text:style-name="T10">Avant de concevoir vous même un algorithme pour répondre à un problème, vérifiez si cet algorithme n’a pas été implémenté dans une librairie du langage.</text:span> En effet, vous <text:span text:style-name="T29">ne ferez pas mieux qu’une fonction qui a été implémentée et testée pendant des années par des programmeurs expérimenté</text:span><text:span text:style-name="T35">s</text:span><text:span text:style-name="T29">. </text:span><text:span text:style-name="T30">Si la fonction n’existe pas, écrivez là.</text:span></text:p>
        </text:list-item>
        <text:list-item>
          <text:p text:style-name="P31"><text:span text:style-name="T10">N’hésitez pas à encapsuler vos données et leurs traitements si le langage le permet.</text:span> <text:span text:style-name="T10">Autrement dit, profitez du paradigme objet.</text:span> <text:span text:style-name="T31">Ce conseil n’est pas forcément une nécessité, il faut voir au cas par cas suivant le projet.</text:span></text:p>
        </text:list-item>
        <text:list-item>
          <text:p text:style-name="P32"><text:span text:style-name="T10">N’utilisez pas un code que vous ne comprenez pas du tout.</text:span> On peut être amené à utiliser un code que l’on comprend partiellement et non totalement, cela arrive à tout le monde, mais si on ne le comprend pas du tout, il faut éviter son utilisation. <text:span text:style-name="T5">On peut copier un code écrit par quelqu’un pour l’adapter à notre problème, le plus important étant de le comprendre </text:span><text:span text:style-name="T6">ce que l’on fait, sinon cela s’appelle purement et simplement </text:span><text:span text:style-name="T7">du vol,</text:span><text:span text:style-name="T6"> de la triche, appelez ça comme vous voulez :-).</text:span></text:p>
        </text:list-item>
      </text:list>
      <text:p text:style-name="P15"/>
      <text:p text:style-name="P15"/>
      <text:p text:style-name="P15"/>
      <text:p text:style-name="P16">Je reste à disposition pour toute question ou remarque.</text:p>
      <text:p text:style-name="P16">Char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5:52:33.617000000</meta:creation-date>
    <dc:date>2024-01-27T17:11:22.536000000</dc:date>
    <meta:editing-duration>PT1H15M14S</meta:editing-duration>
    <meta:editing-cycles>6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7" meta:word-count="699" meta:character-count="4208" meta:non-whitespace-character-count="3544"/>
  </office:meta>
</office:document-meta>
</file>